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Основной_20_текст_20__28_2_29_">
      <style:paragraph-properties fo:margin-left="-0.958cm" fo:margin-right="-0.007cm" fo:margin-top="0cm" fo:margin-bottom="0cm" loext:contextual-spacing="false" fo:line-height="115%" fo:text-indent="0.958cm" style:auto-text-indent="false"/>
    </style:style>
    <style:style style:name="P2" style:family="paragraph" style:parent-style-name="Standard">
      <style:paragraph-properties fo:line-height="115%"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" style:font-size-complex="14pt" style:font-weight-complex="bold"/>
    </style:style>
    <style:style style:name="P4" style:family="paragraph" style:parent-style-name="Standard">
      <style:paragraph-properties fo:line-height="115%"/>
      <style:text-properties style:font-name="Times New Roman" fo:font-size="10pt" style:font-size-asian="10pt" style:font-name-complex="Times New Roman" style:font-size-complex="10pt"/>
    </style:style>
    <style:style style:name="P5" style:family="paragraph" style:parent-style-name="Standard">
      <style:paragraph-properties fo:margin-left="-1cm" fo:margin-right="-0.254cm" fo:line-height="115%" fo:text-align="justify" style:justify-single-word="false" fo:text-indent="0cm" style:auto-text-indent="false"/>
    </style:style>
    <style:style style:name="P6" style:family="paragraph" style:parent-style-name="Standard">
      <style:paragraph-properties fo:margin-left="-1cm" fo:margin-right="0cm" fo:text-align="justify" style:justify-single-word="false" fo:text-indent="1.251cm" style:auto-text-indent="false"/>
    </style:style>
    <style:style style:name="P7" style:family="paragraph" style:parent-style-name="ConsPlusNonformat">
      <style:paragraph-properties fo:margin-left="-1cm" fo:margin-right="0cm" fo:line-height="115%" fo:text-align="justify" style:justify-single-word="false" fo:orphans="2" fo:widows="2" fo:text-indent="1.251cm" style:auto-text-indent="false"/>
    </style:style>
    <style:style style:name="P8" style:family="paragraph" style:parent-style-name="ConsPlusNonformat">
      <style:paragraph-properties fo:margin-left="-1cm" fo:margin-right="0cm" fo:line-height="115%" fo:text-align="justify" style:justify-single-word="false" fo:orphans="2" fo:widows="2" fo:text-indent="1.251cm" style:auto-text-indent="false"/>
      <style:text-properties style:font-name="Times New Roman" fo:font-size="14pt" style:font-size-asian="14pt" style:font-name-complex="Times New Roman" style:font-size-complex="14pt"/>
    </style:style>
    <style:style style:name="P9" style:family="paragraph" style:parent-style-name="ConsPlusNonformat">
      <style:paragraph-properties fo:margin-left="-1cm" fo:margin-right="0cm" fo:line-height="115%" fo:text-align="justify" style:justify-single-word="false" fo:orphans="2" fo:widows="2" fo:text-indent="1.251cm" style:auto-text-indent="false"/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P10" style:family="paragraph" style:parent-style-name="Standard">
      <style:paragraph-properties fo:margin-left="-1cm" fo:margin-right="0cm" fo:text-align="justify" style:justify-single-word="false" fo:text-indent="0cm" style:auto-text-indent="false"/>
    </style:style>
    <style:style style:name="P11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2" style:family="paragraph" style:parent-style-name="Standard">
      <style:paragraph-properties fo:margin-left="-1cm" fo:margin-right="0cm" fo:line-height="115%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3" style:family="paragraph" style:parent-style-name="Standard">
      <style:paragraph-properties fo:margin-left="-1cm" fo:margin-right="0cm" fo:line-height="115%" fo:text-align="justify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4" style:family="paragraph" style:parent-style-name="Standard">
      <style:paragraph-properties fo:margin-left="-1cm" fo:margin-right="0cm" fo:line-height="115%" fo:text-indent="0cm" style:auto-text-indent="false"/>
      <style:text-properties style:font-name="Times New Roman" fo:font-size="10pt" style:font-size-asian="10pt" style:font-name-complex="Times New Roman" style:font-size-complex="10pt"/>
    </style:style>
    <style:style style:name="P15" style:family="paragraph" style:parent-style-name="Standard">
      <style:paragraph-properties fo:margin-left="-1cm" fo:margin-right="0cm" fo:line-height="115%" fo:text-align="center" style:justify-single-word="false" fo:text-indent="0cm" style:auto-text-indent="false"/>
      <style:text-properties style:font-name="Times New Roman" fo:font-size="10pt" style:font-size-asian="10pt" style:font-name-complex="Times New Roman" style:font-size-complex="10pt"/>
    </style:style>
    <style:style style:name="P16" style:family="paragraph" style:parent-style-name="Standard">
      <style:paragraph-properties fo:margin-left="-1cm" fo:margin-right="0cm" fo:line-height="115%" fo:text-align="justify" style:justify-single-word="false" fo:text-indent="0cm" style:auto-text-indent="false"/>
      <style:text-properties style:font-name="Times New Roman" fo:font-size="10pt" style:font-size-asian="10pt" style:font-name-complex="Times New Roman" style:font-size-complex="10pt"/>
    </style:style>
    <style:style style:name="P17" style:family="paragraph" style:parent-style-name="Standard">
      <style:paragraph-properties fo:margin-left="-1cm" fo:margin-right="0cm" fo:line-height="115%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18" style:family="paragraph" style:parent-style-name="Standard">
      <style:paragraph-properties fo:margin-left="-1cm" fo:margin-right="0cm" fo:line-height="115%" fo:text-indent="0cm" style:auto-text-indent="false"/>
    </style:style>
    <style:style style:name="P19" style:family="paragraph" style:parent-style-name="Standard">
      <style:paragraph-properties fo:margin-left="-1cm" fo:margin-right="0cm" fo:line-height="115%" fo:text-align="justify" style:justify-single-word="false" fo:text-indent="0cm" style:auto-text-indent="false"/>
    </style:style>
    <style:style style:name="P20" style:family="paragraph" style:parent-style-name="ConsPlusNonformat">
      <style:paragraph-properties fo:margin-left="-1cm" fo:margin-right="0cm" fo:line-height="115%" fo:text-align="end" style:justify-single-word="false" fo:orphans="2" fo:widows="2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21" style:family="paragraph" style:parent-style-name="ConsPlusNonformat">
      <style:paragraph-properties fo:margin-left="-1cm" fo:margin-right="0cm" fo:line-height="115%" fo:text-align="justify" style:justify-single-word="false" fo:orphans="2" fo:widows="2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22" style:family="paragraph" style:parent-style-name="ConsPlusNonformat">
      <style:paragraph-properties fo:margin-left="-1cm" fo:margin-right="0cm" fo:line-height="115%" fo:orphans="2" fo:widows="2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23" style:family="paragraph" style:parent-style-name="ConsPlusNonformat">
      <style:paragraph-properties fo:margin-left="-1cm" fo:margin-right="0cm" fo:line-height="115%" fo:text-align="justify" style:justify-single-word="false" fo:orphans="2" fo:widows="2" fo:text-indent="0cm" style:auto-text-indent="false"/>
      <style:text-properties style:font-name="Times New Roman" fo:font-size="8pt" style:font-size-asian="8pt" style:font-name-complex="Times New Roman" style:font-size-complex="8pt"/>
    </style:style>
    <style:style style:name="P24" style:family="paragraph" style:parent-style-name="ConsPlusNonformat">
      <style:paragraph-properties fo:margin-left="-1cm" fo:margin-right="0cm" fo:line-height="115%" fo:orphans="2" fo:widows="2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25" style:family="paragraph" style:parent-style-name="ConsPlusNonformat">
      <style:paragraph-properties fo:margin-left="-1cm" fo:margin-right="0cm" fo:line-height="115%" fo:text-align="center" style:justify-single-word="false" fo:orphans="2" fo:widows="2" fo:text-indent="0cm" style:auto-text-indent="false"/>
      <style:text-properties fo:text-transform="uppercase" style:font-name="Times New Roman" fo:font-size="14pt" style:font-size-asian="14pt" style:font-name-complex="Times New Roman" style:font-size-complex="14pt"/>
    </style:style>
    <style:style style:name="P26" style:family="paragraph" style:parent-style-name="ConsPlusNonformat">
      <style:paragraph-properties fo:margin-left="-1cm" fo:margin-right="0cm" fo:line-height="115%" fo:text-align="justify" style:justify-single-word="false" fo:orphans="2" fo:widows="2" fo:text-indent="0cm" style:auto-text-indent="false"/>
    </style:style>
    <style:style style:name="P27" style:family="paragraph" style:parent-style-name="ConsPlusNonformat">
      <style:paragraph-properties fo:margin-left="-1cm" fo:margin-right="0cm" fo:line-height="115%" fo:text-align="justify" style:justify-single-word="false" fo:orphans="2" fo:widows="2" fo:text-indent="0cm" style:auto-text-indent="false"/>
      <style:text-properties fo:color="#ff0000" style:font-name="Times New Roman" fo:font-size="12pt" style:font-size-asian="12pt" style:font-name-complex="Times New Roman" style:font-size-complex="12pt"/>
    </style:style>
    <style:style style:name="P28" style:family="paragraph" style:parent-style-name="Standard">
      <style:paragraph-properties fo:margin-left="-1cm" fo:margin-right="0cm" fo:text-align="justify" style:justify-single-word="false" fo:text-indent="1.249cm" style:auto-text-indent="false"/>
    </style:style>
    <style:style style:name="P29" style:family="paragraph" style:parent-style-name="Standard">
      <style:paragraph-properties fo:margin-left="-1cm" fo:margin-right="0cm" fo:text-align="justify" style:justify-single-word="false" fo:text-indent="1.249cm" style:auto-text-indent="false"/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P30" style:family="paragraph" style:parent-style-name="Standard">
      <style:paragraph-properties fo:margin-left="-1cm" fo:margin-right="0cm" fo:text-align="justify" style:justify-single-word="false" fo:text-indent="1.249cm" style:auto-text-indent="false"/>
      <style:text-properties style:font-name="Times New Roman" fo:font-size="14pt" style:font-size-asian="14pt" style:font-name-complex="Times New Roman" style:font-size-complex="14pt"/>
    </style:style>
    <style:style style:name="P31" style:family="paragraph" style:parent-style-name="Standard">
      <style:paragraph-properties fo:margin-left="-1cm" fo:margin-right="0cm" fo:line-height="115%" fo:text-indent="1.249cm" style:auto-text-indent="false"/>
      <style:text-properties style:font-name="Times New Roman" fo:font-size="14pt" style:font-size-asian="14pt" style:font-name-complex="Times New Roman" style:font-size-complex="14pt"/>
    </style:style>
    <style:style style:name="P32" style:family="paragraph" style:parent-style-name="Standard">
      <style:paragraph-properties fo:margin-left="-1cm" fo:margin-right="0cm" fo:line-height="115%" fo:text-indent="1.249cm" style:auto-text-indent="false"/>
      <style:text-properties style:font-name="Times New Roman" fo:font-size="10pt" style:font-size-asian="10pt" style:font-name-complex="Times New Roman" style:font-size-complex="10pt"/>
    </style:style>
    <style:style style:name="P33" style:family="paragraph" style:parent-style-name="ConsPlusNonformat">
      <style:paragraph-properties fo:margin-left="-1cm" fo:margin-right="0cm" fo:line-height="115%" fo:text-align="justify" style:justify-single-word="false" fo:orphans="2" fo:widows="2" fo:text-indent="1.249cm" style:auto-text-indent="false"/>
    </style:style>
    <style:style style:name="P34" style:family="paragraph" style:parent-style-name="Standard">
      <style:paragraph-properties fo:margin-left="-1cm" fo:margin-right="0cm" fo:line-height="115%" fo:text-align="justify" style:justify-single-word="false" fo:text-indent="1cm" style:auto-text-indent="false"/>
      <style:text-properties style:font-name="Times New Roman" fo:font-size="14pt" style:font-size-asian="14pt" style:font-name-complex="Times New Roman" style:font-size-complex="14pt"/>
    </style:style>
    <style:style style:name="P35" style:family="paragraph" style:parent-style-name="Standard">
      <style:paragraph-properties fo:margin-left="-1cm" fo:margin-right="0cm" fo:text-align="justify" style:justify-single-word="false" fo:text-indent="1cm" style:auto-text-indent="false"/>
      <style:text-properties style:font-name="Times New Roman" fo:font-size="14pt" style:font-size-asian="14pt" style:font-name-complex="Times New Roman" style:font-size-complex="14pt"/>
    </style:style>
    <style:style style:name="P36" style:family="paragraph" style:parent-style-name="ConsPlusNonformat">
      <style:paragraph-properties fo:margin-left="-1cm" fo:margin-right="0cm" fo:line-height="115%" fo:text-align="justify" style:justify-single-word="false" fo:orphans="2" fo:widows="2" fo:text-indent="1cm" style:auto-text-indent="false"/>
    </style:style>
    <style:style style:name="P37" style:family="paragraph" style:parent-style-name="ConsPlusNonformat">
      <style:paragraph-properties fo:margin-left="-1cm" fo:margin-right="0cm" fo:line-height="115%" fo:text-align="justify" style:justify-single-word="false" fo:orphans="2" fo:widows="2" fo:text-indent="1cm" style:auto-text-indent="false"/>
      <style:text-properties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P38" style:family="paragraph" style:parent-style-name="ConsPlusNonformat">
      <style:paragraph-properties fo:margin-left="-1cm" fo:margin-right="0cm" fo:line-height="115%" fo:text-align="justify" style:justify-single-word="false" fo:orphans="2" fo:widows="2" fo:text-indent="1cm" style:auto-text-indent="false"/>
      <style:text-properties style:font-name="Times New Roman" fo:font-size="14pt" style:font-size-asian="14pt" style:font-name-complex="Times New Roman" style:font-size-complex="14pt"/>
    </style:style>
    <style:style style:name="P39" style:family="paragraph" style:parent-style-name="Standard">
      <style:paragraph-properties fo:margin-left="0cm" fo:margin-right="0cm" fo:text-align="justify" style:justify-single-word="false" fo:text-indent="0.953cm" style:auto-text-indent="false"/>
    </style:style>
    <style:style style:name="P40" style:family="paragraph" style:parent-style-name="Standard">
      <style:paragraph-properties fo:margin-left="0cm" fo:margin-right="0cm" fo:text-align="justify" style:justify-single-word="false" fo:text-indent="0.953cm" style:auto-text-indent="false"/>
      <style:text-properties style:font-name="Times New Roman" fo:font-size="14pt" style:font-size-asian="14pt" style:font-name-complex="Times New Roman" style:font-size-complex="14pt" style:font-weight-complex="bold"/>
    </style:style>
    <style:style style:name="P41" style:family="paragraph" style:parent-style-name="Standard">
      <style:paragraph-properties fo:margin-left="-1cm" fo:margin-right="0cm" fo:line-height="115%" fo:text-indent="-0.318cm" style:auto-text-indent="false"/>
      <style:text-properties style:font-name="Times New Roman" fo:font-size="8pt" style:font-size-asian="8pt" style:font-name-complex="Times New Roman" style:font-size-complex="8pt"/>
    </style:style>
    <style:style style:name="P42" style:family="paragraph" style:parent-style-name="Standard">
      <style:paragraph-properties fo:margin-left="-1cm" fo:margin-right="0cm" fo:line-height="115%" fo:text-indent="2.249cm" style:auto-text-indent="false"/>
      <style:text-properties style:font-name="Times New Roman" fo:font-size="14pt" style:font-size-asian="14pt" style:font-name-complex="Times New Roman" style:font-size-complex="14pt"/>
    </style:style>
    <style:style style:name="P43" style:family="paragraph" style:parent-style-name="ConsPlusNormal">
      <style:paragraph-properties fo:margin-left="-1cm" fo:margin-right="0cm" fo:line-height="115%" fo:text-align="justify" style:justify-single-word="false" fo:orphans="2" fo:widows="2" fo:text-indent="0.953cm" style:auto-text-indent="false"/>
      <style:text-properties fo:color="#ff0000" style:font-name="Times New Roman" fo:font-size="12pt" style:font-size-asian="12pt" style:font-name-complex="Times New Roman" style:font-size-complex="12pt"/>
    </style:style>
    <style:style style:name="P44" style:family="paragraph" style:parent-style-name="Standard">
      <style:paragraph-properties fo:margin-left="-1cm" fo:margin-right="0cm" fo:line-height="115%" fo:text-indent="-2.498cm" style:auto-text-indent="false"/>
      <style:text-properties style:font-name="Times New Roman" fo:font-size="10pt" style:font-size-asian="10pt" style:font-name-complex="Times New Roman" style:font-size-complex="10pt"/>
    </style:style>
    <style:style style:name="P45" style:family="paragraph" style:parent-style-name="Standard" style:master-page-name="Standard">
      <style:paragraph-properties fo:margin-left="-1cm" fo:margin-right="-0.254cm" fo:line-height="115%" fo:text-align="justify" style:justify-single-word="false" fo:text-indent="0cm" style:auto-text-indent="false" style:page-number="auto"/>
      <style:text-properties style:font-name="Times New Roman" fo:font-size="14pt" style:font-size-asian="14pt" style:font-name-complex="Times New Roman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name-asian="Courier New" style:font-size-asian="14pt" style:font-size-complex="14pt"/>
    </style:style>
    <style:style style:name="T3" style:family="text">
      <style:text-properties fo:font-size="14pt" style:font-name-asian="Arial" style:font-size-asian="14pt" style:font-size-complex="14pt"/>
    </style:style>
    <style:style style:name="T4" style:family="text">
      <style:text-properties style:font-name="Times New Roman" fo:font-size="14pt" style:font-size-asian="14pt" style:font-name-complex="Times New Roman" style:font-size-complex="14pt"/>
    </style:style>
    <style:style style:name="T5" style:family="text">
      <style:text-properties style:font-name="Times New Roman" fo:font-size="14pt" style:font-size-asian="14pt" style:font-name-complex="Times New Roman" style:font-size-complex="14pt" style:font-weight-complex="bold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7" style:family="text"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T8" style:family="text">
      <style:text-properties style:font-name="Times New Roman" fo:font-size="14pt" fo:font-style="italic" style:font-size-asian="14pt" style:font-style-asian="italic" style:font-name-complex="Times New Roman" style:font-size-complex="14pt" style:font-weight-complex="bold"/>
    </style:style>
    <style:style style:name="T9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T10" style:family="text">
      <style:text-properties style:font-name="Times New Roman" fo:font-size="14pt" fo:language="ru" fo:country="RU" style:font-size-asian="14pt" style:font-name-complex="Times New Roman" style:font-size-complex="14pt"/>
    </style:style>
    <style:style style:name="T11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12" style:family="text">
      <style:text-properties style:font-name="Times New Roman" style:font-name-complex="Times New Roman"/>
    </style:style>
    <style:style style:name="T13" style:family="text">
      <style:text-properties style:font-name="Times New Roman" fo:font-size="10pt" style:font-size-asian="10pt" style:font-name-complex="Times New Roman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ЗАКЛЮЧЕНИЕ ДИССЕРТАЦИОННОГО СОВЕТА ___ШИФР_СОВЕТА___ ФЕДЕРАЛЬНОГО ГОСУДАРСТВЕННОГО АВТОНОМНОГО ОБРАЗОВАТЕЛЬНОГО УЧРЕЖДЕНИЯ ВЫСШЕГО ОБРАЗОВАНИЯ «РОССИЙСКИЙ УНИВЕРСИТЕТ ДРУЖБЫ НАРОДОВ ИМЕНИ ПАТРИСА ЛУМУМБЫ» ПО ДИССЕРТАЦИИ НА СОИСКАНИЕ УЧЕНОЙ СТЕПЕНИ КАНДИДАТА/ДОКТОРА НАУК</text:p>
      <text:p text:style-name="P25"/>
      <text:p text:style-name="P20">аттестационное дело № _______________________</text:p>
      <text:p text:style-name="P20">решение диссертационного совета от _____202_ г., протокол № ____</text:p>
      <text:p text:style-name="P25"/>
      <text:p text:style-name="P25"/>
      <text:p text:style-name="P7"><text:span text:style-name="T4">О присуждении </text:span><text:span text:style-name="T5">(фамилия, имя, отчество),</text:span><text:span text:style-name="T6"> </text:span><text:span text:style-name="T4">гражданину/гражданке (страна), ученой </text:span><text:span text:style-name="T12"><text:s text:c="3"/></text:span><text:span text:style-name="T4">степени ___кандидат_или_доктор___а ___каких_наук___ наук.</text:span></text:p>
      <text:p text:style-name="P8">Диссертация «___Тема_диссертации___» по специальности(ям) ___ШИФР_СПЕЦ___ ___Название_научной_специальности___ в виде рукописи принята к защите (дата), протокол №__, диссертационным советом ___ШИФР_СОВЕТА___ федерального государственного автономного образовательного учреждения высшего образования «Российский университет дружбы народов имени Патриса Лумумбы» (РУДН) Министерства науки и высшего образования Российской Федерации (117198, г. Москва, ул. Миклухо-Маклая, д. 6; приказ от__ 201_ года №____).</text:p>
      <text:p text:style-name="P8">Соискатель (фамилия, имя, отчество) 19__ года рождения, в ____ году (с отличием) окончил(а) Федеральное государственное автономное образовательное учреждение высшего образования «Российский университет дружбы народов» по специальности/направлению ____. </text:p>
      <text:p text:style-name="P9">(медики прописывают сроки обучения в интернатуре, ординатуре). </text:p>
      <text:p text:style-name="P6"><text:span text:style-name="T4">С ___ по __гг. обучалась (обучается) в аспирантуре РУДН по программе подготовки научно-педагогических кадров по направлению, соответствующему научной специальности…, по которой подготовлена диссертация.</text:span><text:span text:style-name="T12"> </text:span></text:p>
      <text:p text:style-name="P10"><text:span text:style-name="T4"><text:s/><text:tab/>С ___ по __гг. обучалась (обучается) в аспирантуре по программе подготовки научно-педагогических кадров по направлению, не соответствующему научной специальности, по которой подготовлена диссертация.</text:span><text:span text:style-name="T12"> </text:span></text:p>
      <text:p text:style-name="P29">или</text:p>
      <text:p text:style-name="P30">С ___ по __гг. прикреплен(а) на кафедру … РУДН для подготовки диссертации.</text:p>
      <text:p text:style-name="P30">Место работы в настоящее время./В настоящее время не работает.</text:p>
      <text:p text:style-name="P29">или </text:p>
      <text:p text:style-name="P28"><text:span text:style-name="T4">В период подготовки диссертации являлась сотрудником (должность) <text:s/>кафедры...РУДН, где и работает по настоящее время </text:span><text:span text:style-name="T7">(если соискатель работает в той же организации, где выполнялась работа).</text:span></text:p>
      <text:p text:style-name="P37">(докторские)</text:p>
      <text:p text:style-name="P35"><text:soft-page-break/>В __ году в диссертационном совете (полное название организации) защитил(а) диссертацию на соискание ученой степени кандидата ___ наук на тему «___» по специальности____ .</text:p>
      <text:p text:style-name="P11">Указать ученое звание (если есть).</text:p>
      <text:p text:style-name="P11">С ___ по __гг. являлся докторантом кафедры …</text:p>
      <text:p text:style-name="P29">или </text:p>
      <text:p text:style-name="P35">В период подготовки диссертации являлась сотрудником (должность) кафедры... ВУЗ, где и работает по настоящее время. </text:p>
      <text:p text:style-name="P38">Диссертация выполнена на кафедре ___ факультета… Федерального государственного автономного образовательного учреждении высшего образования «Российский университет дружбы народов» Министерства науки и высшего образования Российской Федерации.</text:p>
      <text:p text:style-name="P33"><text:span text:style-name="T4">Научный руководитель/консультант </text:span><text:span text:style-name="T1">–</text:span><text:span text:style-name="T12"> </text:span><text:span text:style-name="T4">доктор/кандидат наук, ___________________________________________________________</text:span></text:p>
      <text:p text:style-name="P24">(фамилия, имя, отчество, место работы, структурное подразделение, должность)</text:p>
      <text:p text:style-name="P38">Официальные оппоненты:</text:p>
      <text:p text:style-name="P26"><text:span text:style-name="T1">–</text:span><text:span text:style-name="T12"> ___________________________________________________________________________________________ ,</text:span></text:p>
      <text:p text:style-name="P17">(фамилия, имя, отчество полностью, гражданство, ученая степень, звание, шифр специальности, по которой защищена диссертация оппонентом, место работы, структурное подразделение, должность)</text:p>
      <text:p text:style-name="P12">дали положительные (отрицательные) отзывы о диссертации.</text:p>
      <text:p text:style-name="P1"><text:span text:style-name="T4">Ведущая организация</text:span><text:span text:style-name="T10">:</text:span><text:span text:style-name="T4"> (полное наименование, город) в своем положительном (отрицательном) </text:span><text:span text:style-name="T10">отзыве</text:span><text:span text:style-name="T4">, подписанном (</text:span><text:span text:style-name="T10">ФИО</text:span><text:span text:style-name="T4">, ученая степень, ученое звание, структурное подразделение, должность) и утвержденном </text:span><text:span text:style-name="T10">(ректором, проректором)</text:span><text:span text:style-name="T4"> (</text:span><text:span text:style-name="T10">ФИО</text:span><text:span text:style-name="T4">, должность</text:span><text:span text:style-name="T10">)</text:span><text:span text:style-name="T4"> указала, что диссертация ФИО является законченной научно-квалификационной работой, в которой … </text:span></text:p>
      <text:p text:style-name="P1"><text:span text:style-name="T4">В заключени</text:span><text:span text:style-name="T10">е</text:span><text:span text:style-name="T4"> </text:span><text:span text:style-name="T10">отзыва </text:span><text:span text:style-name="T4">ведущей организации указано, что диссертационная работа соответствует требовани</text:span><text:span text:style-name="T10">я</text:span><text:span text:style-name="T4">м</text:span><text:span text:style-name="T10"> п. 2.1 (докторская), п. 2.2 (кандидатская) </text:span><text:span text:style-name="T4">раздела </text:span><text:span text:style-name="T11">II</text:span><text:span text:style-name="T4"> Положения о присуждении ученых степеней </text:span><text:span text:style-name="T10">в ф</text:span><text:span text:style-name="T4">едерально</text:span><text:span text:style-name="T10">м</text:span><text:span text:style-name="T4"> государственно</text:span><text:span text:style-name="T10">м</text:span><text:span text:style-name="T4"> автономно</text:span><text:span text:style-name="T10">м</text:span><text:span text:style-name="T4"> образовательно</text:span><text:span text:style-name="T10">м</text:span><text:span text:style-name="T4"> учреждения высшего образования «Российский университет дружбы народов</text:span><text:span text:style-name="T10"> имени Патриса Лумумбы</text:span><text:span text:style-name="T4">», утвержденного ученым советом РУДН </text:span><text:span text:style-name="T10">22</text:span><text:span text:style-name="T4">.0</text:span><text:span text:style-name="T10">1</text:span><text:span text:style-name="T4">.20</text:span><text:span text:style-name="T10">24 </text:span><text:span text:style-name="T4">г., протокол №</text:span><text:span text:style-name="T10"> УС-1</text:span><text:span text:style-name="T4">, а ее автор, ФИО заслуживает присуждения ученой степени кандидата/доктора <text:s text:c="4"/>наук. </text:span></text:p>
      <text:p text:style-name="P34">Соискатель имеет __ опубликованных работ, в том числе (все) по теме диссертации ___, из них ____ работ, опубликованных в рецензируемых научных </text:p>
      <text:p text:style-name="P19"><text:span text:style-name="T4">изданиях, рекомендованных «Перечнем РУДН, «Перечнем ВАК, ___в рецензируемом научном издании, индексируемом в международной базе данных «</text:span><text:span text:style-name="T11">Scopus</text:span><text:span text:style-name="T4">», в рецензируемом научном издании, индексируемом в международной базе данных «</text:span><text:span text:style-name="T11">Web</text:span><text:span text:style-name="T4"> </text:span><text:span text:style-name="T11">of</text:span><text:span text:style-name="T4"> </text:span><text:span text:style-name="T11">Science</text:span><text:span text:style-name="T4">». Общий объем публикаций______ п.л. </text:span></text:p>
      <text:p text:style-name="P34">Авторский вклад _____%.</text:p>
      <text:p text:style-name="P2"/>
      <text:p text:style-name="P2"><text:soft-page-break/></text:p>
      <text:p text:style-name="P2">Наиболее значимые публикации:</text:p>
      <text:p text:style-name="P40">1.</text:p>
      <text:p text:style-name="P40">2.</text:p>
      <text:p text:style-name="P39"><text:span text:style-name="T5"><text:s/>(</text:span><text:span text:style-name="T8">приводится краткая характеристика научных работ соискателя, в первую очередь из числа рецензируемых научных изданий, с указанием выходных данных согласно ГОСТ</text:span><text:span text:style-name="T5">).</text:span></text:p>
      <text:p text:style-name="P40"/>
      <text:p text:style-name="P3">На автореферат диссертации поступили положительные, не содержащие критических замечаний отзывы:</text:p>
      <text:p text:style-name="P26"><text:span text:style-name="T4"><text:s/></text:span><text:span text:style-name="T1">–</text:span><text:span text:style-name="T2"> </text:span><text:span text:style-name="T12">____________________________________________________________________________________________</text:span></text:p>
      <text:p text:style-name="P17">(фамилия, имя, отчество полностью, гражданство, ученая степень, шифр специальности, по которой защищена <text:s/>диссертация оппонентом, ученое звание, <text:s/>место работы, структурное подразделение, должность)</text:p>
      <text:p text:style-name="P26"><text:span text:style-name="T4">(</text:span><text:span text:style-name="T7">краткий обзор отзывов, с обязательным отражением содержащихся в них критических замечаний (если есть</text:span><text:span text:style-name="T4">).</text:span></text:p>
      <text:p text:style-name="P36"><text:span text:style-name="T4">Выбор официальных оппонентов обосновывается их высокой квалификацией, наличием научных трудов и публикаций, соответствующих теме оппонируемой диссертации </text:span><text:span text:style-name="T9">(перечислить публикации (не меньше 3 за последние 5 лет)).</text:span></text:p>
      <text:p text:style-name="P36"><text:span text:style-name="T4">Выбор ведущей организации обосновывается тем, что … является крупным научным центром, сотрудники которого активно занимаются проблематикой, соответствующей теме диссертационной работы ФИО, что подтверждается их научными публикациями </text:span><text:span text:style-name="T9">(перечислить публикации (не меньше 5 за последние 5 лет)).</text:span></text:p>
      <text:p text:style-name="P38">Диссертационный совет отмечает, что на основании выполненных соискателем исследований: </text:p>
      <text:p text:style-name="P18"><text:span text:style-name="T1">–</text:span><text:span text:style-name="T3"> </text:span><text:span text:style-name="T4">разработана _______________________________________________________</text:span></text:p>
      <text:p text:style-name="P32">(научная концепция; новая научная идея, обогащающая научную концепцию, новая экспериментальная методика, позволившая выявить качественно новые закономерности исследуемого явления, повысить точность измерений с расширением границ применимости полученных результатов и т.п.)</text:p>
      <text:p text:style-name="P41"/>
      <text:p text:style-name="P18"><text:span text:style-name="T1">–</text:span><text:span text:style-name="T3"> </text:span><text:span text:style-name="T4">предложены _______________________________________________________</text:span></text:p>
      <text:p text:style-name="P15">(оригинальная научная гипотеза, оригинальные суждения по заявленной тематике, нетрадиционный подход)</text:p>
      <text:p text:style-name="P18"><text:span text:style-name="T1">–</text:span><text:span text:style-name="T3"> </text:span><text:span text:style-name="T4">доказана __________________________________________________________</text:span></text:p>
      <text:p text:style-name="P14"><text:s/>(перспективность использования новых идей в науке, в практике, наличие закономерностей, неизвестных связей, зависимостей и т.п.)</text:p>
      <text:p text:style-name="P18"><text:span text:style-name="T1">–</text:span><text:span text:style-name="T3"> </text:span><text:span text:style-name="T4">введены __________________________________________________________</text:span></text:p>
      <text:p text:style-name="P14">(новые понятия, измененные трактовки старых понятий, новые термины)</text:p>
      <text:p text:style-name="P31"/>
      <text:p text:style-name="P31">Теоретическая значимость исследования обоснована тем, что:</text:p>
      <text:p text:style-name="P18"><text:span text:style-name="T1">–</text:span><text:span text:style-name="T3"> </text:span><text:span text:style-name="T4">доказаны__________________________________________________________ </text:span></text:p>
      <text:p text:style-name="P16">(теоремы, леммы, положения, методики, вносящие вклад в расширение представлений об изучаемом явлении, <text:soft-page-break/>расширяющие границы применимости полученных результатов)</text:p>
      <text:p text:style-name="P13"/>
      <text:p text:style-name="P13">применительно к проблематике диссертации результативно (эффективно, то есть с получением обладающих новизной результатов) использован</text:p>
      <text:p text:style-name="P13">_________________________________________________________________</text:p>
      <text:p text:style-name="P15">(комплекс существующих базовых методов исследования, в т.ч. численных методов, экспериментальных методик)</text:p>
      <text:p text:style-name="P18"><text:span text:style-name="T1">–</text:span><text:span text:style-name="T3"> </text:span><text:span text:style-name="T4">изложены _________________________________________________________</text:span></text:p>
      <text:p text:style-name="P15">(положения, идеи, аргументы, доказательства, элементы теории, аксиомы, гипотезы, факты, этапы, тенденции, стадии, факторы, условия и т.п.)</text:p>
      <text:p text:style-name="P18"><text:span text:style-name="T1">–</text:span><text:span text:style-name="T3"> </text:span><text:span text:style-name="T4">раскрыты __________________________________________________________</text:span></text:p>
      <text:p text:style-name="P4">(существенные проявления теории: противоречия, несоответствия, выявление новых проблем и т.п.)</text:p>
      <text:p text:style-name="P18"><text:span text:style-name="T1">–</text:span><text:span text:style-name="T3"> </text:span><text:span text:style-name="T4">изучены __________________________________________________________</text:span></text:p>
      <text:p text:style-name="P14"><text:s/>(связи данного явления с другими, генезис процесса, внутренние и внешние противоречия, факторы, причинно-следственные связи и т.п.)</text:p>
      <text:p text:style-name="P18"><text:span text:style-name="T1">–</text:span><text:span text:style-name="T3"> </text:span><text:span text:style-name="T4">проведена модернизация ____________________________________________</text:span></text:p>
      <text:p text:style-name="P44"><text:s text:c="6"/><text:tab/>(существующих математических моделей, алгоритмов и/или <text:s text:c="2"/>численных методов, обеспечивающих получение новых результатов по теме диссертации, и т.п.)</text:p>
      <text:p text:style-name="P42"/>
      <text:p text:style-name="P42">Значение полученных соискателем результатов исследования для практики подтверждается тем, что:</text:p>
      <text:p text:style-name="P12">разработаны и внедрены (указать степень внедрения) ___________________</text:p>
      <text:p text:style-name="P14">(технологии, новые <text:s text:c="2"/>универсальные методики измерений, образовательные технологии, ГОСТ и т.п.)</text:p>
      <text:p text:style-name="P18"><text:span text:style-name="T1">–</text:span><text:span text:style-name="T3"> </text:span><text:span text:style-name="T4">определены ______________________________________________________</text:span></text:p>
      <text:p text:style-name="P15">(пределы и перспективы практического использования теории на практике и т.п.)</text:p>
      <text:p text:style-name="P18"><text:span text:style-name="T1">–</text:span><text:span text:style-name="T3"> </text:span><text:span text:style-name="T4">создана __________________________________________________________</text:span></text:p>
      <text:p text:style-name="P15">(модель эффективного применения знаний, система практических рекомендаций и т.п.)</text:p>
      <text:p text:style-name="P18"><text:span text:style-name="T1">–</text:span><text:span text:style-name="T3"> </text:span><text:span text:style-name="T4">представлены ______________________________________________________</text:span></text:p>
      <text:p text:style-name="P14">(методические рекомендации, рекомендации для более высокого уровня организации деятельности, предложения по дальнейшему совершенствованию и т.п.)</text:p>
      <text:p text:style-name="P42"/>
      <text:p text:style-name="P42">Оценка достоверности результатов исследования выявила:</text:p>
      <text:p text:style-name="P12">для экспериментальных работ______________________________________________________________</text:p>
      <text:p text:style-name="P14">(результаты получены на сертифицированном оборудовании, обоснованы калибровки, показана воспроизводимость результатов исследования в различных условиях и т.п.)</text:p>
      <text:p text:style-name="P12">теория ___________________________________________________________</text:p>
      <text:p text:style-name="P4">(построена на известных, проверяемых данных, фактах, в т.ч. для предельных случаев, согласуется с</text:p>
      <text:p text:style-name="P15"><text:s text:c="7"/>опубликованными экспериментальными данными по теме диссертации или по смежным отраслям и т.п.) </text:p>
      <text:p text:style-name="P12">идея базируется ____________________________________________________</text:p>
      <text:p text:style-name="P14"><text:s/>(на анализе практики, обобщении передового опыта и т.п.)</text:p>
      <text:p text:style-name="P12">использованы ______________________________________________________</text:p>
      <text:p text:style-name="P12">установлено ______________________________________________________</text:p>
      <text:p text:style-name="P14"><text:s/>(качественное и/или количественное совпадение авторских результатов с результатами, представленными в </text:p>
      <text:p text:style-name="P14">независимых источниках по данной тематике, в тех случаях, когда такое сравнение является обоснованным)</text:p>
      <text:p text:style-name="P18"><text:span text:style-name="T4">использованы ____________________________________________________</text:span><text:span text:style-name="T13"> </text:span><text:soft-page-break/><text:span text:style-name="T13">(современные методики сбора и обработки исходной информации, представительные выборочные <text:s text:c="25"/>совокупности с обоснованием подбора объектов (единиц) наблюдения и измерения и т.п.)</text:span></text:p>
      <text:p text:style-name="P42">Личный вклад соискателя состоит в ____________________________________________________________</text:p>
      <text:p text:style-name="P15">(включенное участие на всех этапах процесса, непосредственное участие соискателя в получении исходных </text:p>
      <text:p text:style-name="P15">данных и научных экспериментах, личное участие в апробации результатов исследования, разработка</text:p>
      <text:p text:style-name="P15">экспериментальных стендов и установок (ключевых элементов экспериментальных установок), выполненных</text:p>
      <text:p text:style-name="P14"><text:s text:c="2"/>лично автором или при участии автора, обработка и интерпретация экспериментальных данных, выполненных </text:p>
      <text:p text:style-name="P15">лично автором или при участии автора, подготовка основных публикаций по выполненной работе и т.п.)</text:p>
      <text:p text:style-name="P34"/>
      <text:p text:style-name="P33"><text:span text:style-name="T4">На заседании (дата)</text:span><text:span text:style-name="T12"> </text:span><text:span text:style-name="T4">диссертационный совет принял решение присудить </text:span><text:span text:style-name="T12"><text:s text:c="6"/></text:span><text:span text:style-name="T4">ФИО</text:span><text:span text:style-name="T12"> </text:span><text:span text:style-name="T4">ученую степень кандидата (доктора)</text:span><text:span text:style-name="T12"> </text:span><text:span text:style-name="T4">_____ наук.</text:span></text:p>
      <text:p text:style-name="P33"><text:span text:style-name="T4">При проведении тайного голосования диссертационный совет в количестве ____ человек, из них ____ докторов наук по специальности рассматриваемой диссертации (</text:span><text:span text:style-name="T7">отдельно по каждой, если 2 специальности</text:span><text:span text:style-name="T4">), участвовавших в заседании, из ___ человек, входящих в состав совета, дополнительно введены на разовую защиту ___, проголосовали: за </text:span><text:span text:style-name="T1">–</text:span><text:span text:style-name="T4"> ___, против </text:span><text:span text:style-name="T1">– </text:span><text:span text:style-name="T4">___, недействительных бюллетеней </text:span><text:span text:style-name="T1">– </text:span><text:span text:style-name="T4">___.</text:span></text:p>
      <text:p text:style-name="P34">Заключение диссертационного совета подготовлено доктором медицинских наук, профессором, профессором кафедры… (перечислить членов экспертной комиссии с указанием должности и места работы). </text:p>
      <text:p text:style-name="P23"/>
      <text:p text:style-name="P23"/>
      <text:p text:style-name="P23"/>
      <text:p text:style-name="P23"/>
      <text:p text:style-name="P21">Председательствующий на заседании: <text:s text:c="56"/></text:p>
      <text:p text:style-name="P21"><text:s text:c="114"/>ФИО</text:p>
      <text:p text:style-name="P23"/>
      <text:p text:style-name="P21"/>
      <text:p text:style-name="P21">Ученый секретарь</text:p>
      <text:p text:style-name="P22">диссертационного совета <text:s text:c="54"/>___Учсекретарь_И_О___ <text:s/></text:p>
      <text:p text:style-name="P22"/>
      <text:p text:style-name="P22">Дата заседания</text:p>
      <text:p text:style-name="P21"/>
      <text:p text:style-name="P5"><text:span text:style-name="T6">ПРОЕКТ ЗАКЛЮЧЕНИЯ</text:span><text:span text:style-name="T4"> </text:span><text:span text:style-name="T6">ПОДПИСЫВАЮТ ЧЛЕНЫ ЭКСПЕРТНОЙ КОМИССИИ!</text:span></text:p>
      <text:p text:style-name="P21"/>
      <text:p text:style-name="P43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 style:writing-mode="lr-tb"/>
      <style:text-properties style:use-window-font-color="true" style:font-name="Arial" fo:font-family="Arial" style:font-family-generic="swiss" style:font-pitch="variable" fo:font-size="13pt" fo:language="ru" fo:country="RU" style:font-name-asian="Times New Roman" style:font-family-asian="'Times New Roman'" style:font-family-generic-asian="roman" style:font-pitch-asian="variable" style:font-size-asian="13pt" style:font-name-complex="Arial" style:font-family-complex="Arial" style:font-family-generic-complex="swiss" style:font-pitch-complex="variable" style:font-size-complex="13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sPlusNonformat" style:family="paragraph">
      <style:paragraph-properties fo:orphans="0" fo:widows="0" style:text-autospace="none"/>
      <style:text-properties style:use-window-font-color="true" style:font-name="Courier New" fo:font-family="'Courier New'" style:font-family-generic="modern" fo:font-size="10pt" fo:language="ru" fo:country="RU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_28_2_29_" style:display-name="Основной текст (2)" style:family="paragraph" style:parent-style-name="Standard">
      <style:paragraph-properties fo:margin-top="1.27cm" fo:margin-bottom="0.529cm" loext:contextual-spacing="false" style:line-height-at-least="0.423cm" fo:text-align="justify" style:justify-single-word="false" style:text-autospace="ideograph-alpha"/>
      <style:text-properties style:font-name="Calibri" fo:font-family="Calibri" style:font-family-generic="swiss" style:font-pitch="variable" fo:language="none" fo:country="non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orphans="2" fo:widows="2" style:text-autospace="ideograph-alpha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Основной_20_текст_20__28_2_29__5f_" style:display-name="Основной текст (2)_" style:family="text">
      <style:text-properties fo:font-size="13pt" fo:background-color="#ffffff" style:font-size-asian="13pt" style:font-size-complex="13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l.drobysheva</meta:initial-creator>
    <meta:creation-date>2019-02-13T13:54:00</meta:creation-date>
    <dc:date>2025-10-19T02:08:48.710630291</dc:date>
    <meta:print-date>2016-08-30T16:43:00</meta:print-date>
    <meta:editing-cycles>41</meta:editing-cycles>
    <meta:editing-duration>PT5H56M15S</meta:editing-duration>
    <meta:generator>LibreOffice/6.0.7.3$Linux_X86_64 LibreOffice_project/dc89aa7a9eabfd848af146d5086077aeed2ae4a5</meta:generator>
    <meta:document-statistic meta:table-count="0" meta:image-count="0" meta:object-count="0" meta:page-count="5" meta:paragraph-count="102" meta:word-count="1170" meta:character-count="11755" meta:non-whitespace-character-count="10355"/>
  </office:meta>
</office:document-meta>
</file>